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0.9846in"/>
    </style:style>
    <style:style style:name="co3" style:family="table-column">
      <style:table-column-properties fo:break-before="auto" style:column-width="0.7972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9"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4"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7"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0"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50"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3"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5"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6" style:family="table-cell" style:parent-style-name="Default" style:data-style-name="N5116">
      <style:table-cell-properties fo:background-color="transparent"/>
      <style:text-properties fo:color="#ffffff"/>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8"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6"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10" table:number-columns-repeated="6"/>
          <table:table-cell table:style-name="ce39" table:number-columns-repeated="2"/>
          <table:table-cell table:style-name="ce44" office:value-type="string">
            <office:annotation draw:style-name="gr3" draw:text-style-name="P3" svg:width="5.1681in" svg:height="5.8996in" svg:x="5.0752in" svg:y="0.0189in" draw:caption-point-x="-0.1685in" draw:caption-point-y="-0.015in">
              <dc:creator>JWW</dc:creator>
              <dc:date>2009-03-02T00:00:00</dc:date>
              <text:p text:style-name="P3"><text:span text:style-name="T1">Limited Use Policy</text:span></text:p>
              <text:p text:style-name="P3"><text:span text:style-name="T2">You may download this template ("Software") free of charge, make archival copies, and customize the Software for </text:span><text:span text:style-name="T3">personal use only</text:span><text:span text:style-name="T2">. This Software or any document including or derived from this Software </text:span><text:span text:style-name="T4">may NOT be sold, distributed, or placed on a public server such as the internet</text:span><text:span text:style-name="T2"> without the express written permission of Vertex42 LLC.</text:span></text:p>
              <text:p text:style-name="P3"><text:span text:style-name="T2"/></text:p>
              <text:p text:style-name="P3"><text:span text:style-name="T3">You may not remove or alter any logo, trademark, copyright, hyperlinks, disclaimers, terms of use, or other proprietary notices</text:span><text:span text:style-name="T2"> within the Software.</text:span></text:p>
              <text:p text:style-name="P3"><text:span text:style-name="T2"/></text:p>
              <text:p text:style-name="P3"><text:span text:style-name="T2">We define </text:span><text:span text:style-name="T3">"Personal use"</text:span><text:span text:style-name="T2"> as </text:span><text:span text:style-name="T4">Non-Commercial</text:span><text:span text:style-name="T2"> use by you, your family, or by your close personal friends, on a computer not owned by a business or commercial entity.</text:span></text:p>
              <text:p text:style-name="P3"><text:span text:style-name="T2"/></text:p>
              <text:p text:style-name="P3"><text:span text:style-name="T2">We define </text:span><text:span text:style-name="T3">"Commercial use"</text:span><text:span text:style-name="T2">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2"/></text:p>
              <text:p text:style-name="P3"><text:span text:style-name="T1"/></text:p>
              <text:p text:style-name="P3"><text:span text:style-name="T1">No Warranties</text:span></text:p>
              <text:p text:style-name="P3"><text:span text:style-name="T2">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2"/></text:p>
              <text:p text:style-name="P3"><text:span text:style-name="T1">Limitation of Liability</text:span></text:p>
              <text:p text:style-name="P3"><text:span text:style-name="T2">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2"/></text:p>
              <text:p text:style-name="P3"><text:span text:style-name="T2">Somes states do not allow the limitation or exclusion of liability for incidental or consequential damages, so the above limitation may not apply to you.</text:span></text:p>
              <text:p text:style-name="P3"><text:span text:style-name="T2"/></text:p>
              <text:p text:style-name="P3"><text:span text:style-name="T2"/></text:p>
            </office:annotation>
            <text:p>© 2008 Vertex42 LLC</text:p>
          </table:table-cell>
          <table:table-cell table:style-name="ce46" office:value-type="float" office:value="0">
            <text:p>0</text:p>
          </table:table-cell>
          <table:table-cell table:number-columns-repeated="11"/>
          <table:table-cell>
            <draw:frame table:end-cell-address="GanttChart.BQ2" table:end-x="0.0169in" table:end-y="0.0012in" draw:z-index="2" draw:name="vertex42_logo_40px" draw:style-name="gr1" draw:text-style-name="P1" svg:width="1.8469in" svg:height="0.3008in" svg:x="0.0157in" svg:y="0.011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7" office:value-type="string">
            <text:p><text:span text:style-name="T6"><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MintTrack</text:p>
          </table:table-cell>
          <table:table-cell table:number-columns-repeated="255"/>
        </table:table-row>
        <table:table-row table:style-name="ro2">
          <table:table-cell table:style-name="Default" office:value-type="string">
            <text:p>Christopher Wilkins, Jeff Titus, Stephan Krach, Pablo BajoLaso</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ct Lead:</text:p>
          </table:table-cell>
          <table:table-cell table:style-name="ce16" office:value-type="string">
            <text:p>Christopher Wilkins</text:p>
          </table:table-cell>
          <table:table-cell table:style-name="ce16"/>
          <table:table-cell table:style-name="ce26"/>
          <table:table-cell table:style-name="ce28" table:number-columns-repeated="2"/>
          <table:table-cell table:number-columns-repeated="249"/>
        </table:table-row>
        <table:table-row table:style-name="ro2">
          <table:table-cell/>
          <table:table-cell table:style-name="ce11" office:value-type="string">
            <text:p>Today's Date:</text:p>
          </table:table-cell>
          <table:table-cell table:style-name="ce17" table:formula="of:=TODAY()" office:value-type="date" office:date-value="2010-01-31">
            <text:p>1/31/2010</text:p>
          </table:table-cell>
          <table:table-cell table:style-name="ce22" table:formula="of:=[.C7]" office:value-type="date" office:date-value="2010-01-31">
            <text:p>(Sun)</text:p>
          </table:table-cell>
          <table:table-cell table:style-name="ce27" office:value-type="string">
            <text:p>(vertical red line)</text:p>
          </table:table-cell>
          <table:table-cell table:style-name="ce28" table:number-columns-repeated="2"/>
          <table:table-cell table:number-columns-repeated="34"/>
          <table:table-cell>
            <draw:control table:end-cell-address="GanttChart.ED9" table:end-x="0.0122in" table:end-y="0.0028in" draw:z-index="0" draw:style-name="gr2" draw:text-style-name="P2" svg:width="3.6921in" svg:height="0.2039in" svg:x="0.0118in" svg:y="0.1543in" draw:control="control1"/>
          </table:table-cell>
          <table:table-cell table:number-columns-repeated="214"/>
        </table:table-row>
        <table:table-row table:style-name="ro2">
          <table:table-cell table:style-name="ce4" office:value-type="string">
            <text:p>[42]</text:p>
          </table:table-cell>
          <table:table-cell table:style-name="ce11" office:value-type="string">
            <text:p>Start Date:</text:p>
          </table:table-cell>
          <table:table-cell table:style-name="ce18" office:value-type="date" office:date-value="2010-01-31">
            <text:p>1/31/2010</text:p>
          </table:table-cell>
          <table:table-cell table:style-name="ce22" table:formula="of:=[.C8]" office:value-type="date" office:date-value="2010-01-31">
            <text:p>(Sun)</text:p>
          </table:table-cell>
          <table:table-cell table:style-name="ce28"/>
          <table:table-cell table:style-name="ce32"/>
          <table:table-cell table:style-name="ce28"/>
          <table:table-cell/>
          <table:table-cell table:style-name="ce28"/>
          <table:table-cell table:style-name="ce45" office:value-type="string">
            <text:p>First Day of Week (Sun=1):</text:p>
          </table:table-cell>
          <table:table-cell table:style-name="ce48" office:value-type="float" office:value="2">
            <text:p>2</text:p>
          </table:table-cell>
          <table:table-cell table:style-name="ce52" table:formula="of:=([.C8]-WEEKDAY([.C8];1)+[.K8])+7*[.K1]" office:value-type="date" office:date-value="2010-02-01">
            <text:p>2/1/2010</text:p>
          </table:table-cell>
          <table:table-cell table:style-name="ce56" table:formula="of:=[.L8]+1" office:value-type="date" office:date-value="2010-02-02">
            <text:p>2/2/2010</text:p>
          </table:table-cell>
          <table:table-cell table:style-name="ce56" table:formula="of:=[.M8]+1" office:value-type="date" office:date-value="2010-02-03">
            <text:p>2/3/2010</text:p>
          </table:table-cell>
          <table:table-cell table:style-name="ce56" table:formula="of:=[.N8]+1" office:value-type="date" office:date-value="2010-02-04">
            <text:p>2/4/2010</text:p>
          </table:table-cell>
          <table:table-cell table:style-name="ce56" table:formula="of:=[.O8]+1" office:value-type="date" office:date-value="2010-02-05">
            <text:p>2/5/2010</text:p>
          </table:table-cell>
          <table:table-cell table:style-name="ce56" table:formula="of:=[.P8]+1" office:value-type="date" office:date-value="2010-02-06">
            <text:p>2/6/2010</text:p>
          </table:table-cell>
          <table:table-cell table:style-name="ce56" table:formula="of:=[.Q8]+1" office:value-type="date" office:date-value="2010-02-07">
            <text:p>2/7/2010</text:p>
          </table:table-cell>
          <table:table-cell table:style-name="ce56" table:formula="of:=[.R8]+1" office:value-type="date" office:date-value="2010-02-08">
            <text:p>2/8/2010</text:p>
          </table:table-cell>
          <table:table-cell table:style-name="ce56" table:formula="of:=[.S8]+1" office:value-type="date" office:date-value="2010-02-09">
            <text:p>2/9/2010</text:p>
          </table:table-cell>
          <table:table-cell table:style-name="ce56" table:formula="of:=[.T8]+1" office:value-type="date" office:date-value="2010-02-10">
            <text:p>2/10/2010</text:p>
          </table:table-cell>
          <table:table-cell table:style-name="ce56" table:formula="of:=[.U8]+1" office:value-type="date" office:date-value="2010-02-11">
            <text:p>2/11/2010</text:p>
          </table:table-cell>
          <table:table-cell table:style-name="ce56" table:formula="of:=[.V8]+1" office:value-type="date" office:date-value="2010-02-12">
            <text:p>2/12/2010</text:p>
          </table:table-cell>
          <table:table-cell table:style-name="ce56" table:formula="of:=[.W8]+1" office:value-type="date" office:date-value="2010-02-13">
            <text:p>2/13/2010</text:p>
          </table:table-cell>
          <table:table-cell table:style-name="ce56" table:formula="of:=[.X8]+1" office:value-type="date" office:date-value="2010-02-14">
            <text:p>2/14/2010</text:p>
          </table:table-cell>
          <table:table-cell table:style-name="ce56" table:formula="of:=[.Y8]+1" office:value-type="date" office:date-value="2010-02-15">
            <text:p>2/15/2010</text:p>
          </table:table-cell>
          <table:table-cell table:style-name="ce56" table:formula="of:=[.Z8]+1" office:value-type="date" office:date-value="2010-02-16">
            <text:p>2/16/2010</text:p>
          </table:table-cell>
          <table:table-cell table:style-name="ce56" table:formula="of:=[.AA8]+1" office:value-type="date" office:date-value="2010-02-17">
            <text:p>2/17/2010</text:p>
          </table:table-cell>
          <table:table-cell table:style-name="ce56" table:formula="of:=[.AB8]+1" office:value-type="date" office:date-value="2010-02-18">
            <text:p>2/18/2010</text:p>
          </table:table-cell>
          <table:table-cell table:style-name="ce56" table:formula="of:=[.AC8]+1" office:value-type="date" office:date-value="2010-02-19">
            <text:p>2/19/2010</text:p>
          </table:table-cell>
          <table:table-cell table:style-name="ce56" table:formula="of:=[.AD8]+1" office:value-type="date" office:date-value="2010-02-20">
            <text:p>2/20/2010</text:p>
          </table:table-cell>
          <table:table-cell table:style-name="ce56" table:formula="of:=[.AE8]+1" office:value-type="date" office:date-value="2010-02-21">
            <text:p>2/21/2010</text:p>
          </table:table-cell>
          <table:table-cell table:style-name="ce56" table:formula="of:=[.AF8]+1" office:value-type="date" office:date-value="2010-02-22">
            <text:p>2/22/2010</text:p>
          </table:table-cell>
          <table:table-cell table:style-name="ce56" table:formula="of:=[.AG8]+1" office:value-type="date" office:date-value="2010-02-23">
            <text:p>2/23/2010</text:p>
          </table:table-cell>
          <table:table-cell table:style-name="ce56" table:formula="of:=[.AH8]+1" office:value-type="date" office:date-value="2010-02-24">
            <text:p>2/24/2010</text:p>
          </table:table-cell>
          <table:table-cell table:style-name="ce56" table:formula="of:=[.AI8]+1" office:value-type="date" office:date-value="2010-02-25">
            <text:p>2/25/2010</text:p>
          </table:table-cell>
          <table:table-cell table:style-name="ce56" table:formula="of:=[.AJ8]+1" office:value-type="date" office:date-value="2010-02-26">
            <text:p>2/26/2010</text:p>
          </table:table-cell>
          <table:table-cell table:style-name="ce56" table:formula="of:=[.AK8]+1" office:value-type="date" office:date-value="2010-02-27">
            <text:p>2/27/2010</text:p>
          </table:table-cell>
          <table:table-cell table:style-name="ce56" table:formula="of:=[.AL8]+1" office:value-type="date" office:date-value="2010-02-28">
            <text:p>2/28/2010</text:p>
          </table:table-cell>
          <table:table-cell table:style-name="ce56" table:formula="of:=[.AM8]+1" office:value-type="date" office:date-value="2010-03-01">
            <text:p>3/1/2010</text:p>
          </table:table-cell>
          <table:table-cell table:style-name="ce56" table:formula="of:=[.AN8]+1" office:value-type="date" office:date-value="2010-03-02">
            <text:p>3/2/2010</text:p>
          </table:table-cell>
          <table:table-cell table:style-name="ce56" table:formula="of:=[.AO8]+1" office:value-type="date" office:date-value="2010-03-03">
            <text:p>3/3/2010</text:p>
          </table:table-cell>
          <table:table-cell table:style-name="ce56" table:formula="of:=[.AP8]+1" office:value-type="date" office:date-value="2010-03-04">
            <text:p>3/4/2010</text:p>
          </table:table-cell>
          <table:table-cell table:style-name="ce56" table:formula="of:=[.AQ8]+1" office:value-type="date" office:date-value="2010-03-05">
            <text:p>3/5/2010</text:p>
          </table:table-cell>
          <table:table-cell table:style-name="ce56" table:formula="of:=[.AR8]+1" office:value-type="date" office:date-value="2010-03-06">
            <text:p>3/6/2010</text:p>
          </table:table-cell>
          <table:table-cell table:style-name="ce56" table:formula="of:=[.AS8]+1" office:value-type="date" office:date-value="2010-03-07">
            <text:p>3/7/2010</text:p>
          </table:table-cell>
          <table:table-cell table:style-name="ce56" table:formula="of:=[.AT8]+1" office:value-type="date" office:date-value="2010-03-08">
            <text:p>3/8/2010</text:p>
          </table:table-cell>
          <table:table-cell table:style-name="ce56" table:formula="of:=[.AU8]+1" office:value-type="date" office:date-value="2010-03-09">
            <text:p>3/9/2010</text:p>
          </table:table-cell>
          <table:table-cell table:style-name="ce56" table:formula="of:=[.AV8]+1" office:value-type="date" office:date-value="2010-03-10">
            <text:p>3/10/2010</text:p>
          </table:table-cell>
          <table:table-cell table:style-name="ce56" table:formula="of:=[.AW8]+1" office:value-type="date" office:date-value="2010-03-11">
            <text:p>3/11/2010</text:p>
          </table:table-cell>
          <table:table-cell table:style-name="ce56" table:formula="of:=[.AX8]+1" office:value-type="date" office:date-value="2010-03-12">
            <text:p>3/12/2010</text:p>
          </table:table-cell>
          <table:table-cell table:style-name="ce56" table:formula="of:=[.AY8]+1" office:value-type="date" office:date-value="2010-03-13">
            <text:p>3/13/2010</text:p>
          </table:table-cell>
          <table:table-cell table:style-name="ce56" table:formula="of:=[.AZ8]+1" office:value-type="date" office:date-value="2010-03-14">
            <text:p>3/14/2010</text:p>
          </table:table-cell>
          <table:table-cell table:style-name="ce56" table:formula="of:=[.BA8]+1" office:value-type="date" office:date-value="2010-03-15">
            <text:p>3/15/2010</text:p>
          </table:table-cell>
          <table:table-cell table:style-name="ce56" table:formula="of:=[.BB8]+1" office:value-type="date" office:date-value="2010-03-16">
            <text:p>3/16/2010</text:p>
          </table:table-cell>
          <table:table-cell table:style-name="ce56" table:formula="of:=[.BC8]+1" office:value-type="date" office:date-value="2010-03-17">
            <text:p>3/17/2010</text:p>
          </table:table-cell>
          <table:table-cell table:style-name="ce56" table:formula="of:=[.BD8]+1" office:value-type="date" office:date-value="2010-03-18">
            <text:p>3/18/2010</text:p>
          </table:table-cell>
          <table:table-cell table:style-name="ce56" table:formula="of:=[.BE8]+1" office:value-type="date" office:date-value="2010-03-19">
            <text:p>3/19/2010</text:p>
          </table:table-cell>
          <table:table-cell table:style-name="ce56" table:formula="of:=[.BF8]+1" office:value-type="date" office:date-value="2010-03-20">
            <text:p>3/20/2010</text:p>
          </table:table-cell>
          <table:table-cell table:style-name="ce56" table:formula="of:=[.BG8]+1" office:value-type="date" office:date-value="2010-03-21">
            <text:p>3/21/2010</text:p>
          </table:table-cell>
          <table:table-cell table:style-name="ce56" table:formula="of:=[.BH8]+1" office:value-type="date" office:date-value="2010-03-22">
            <text:p>3/22/2010</text:p>
          </table:table-cell>
          <table:table-cell table:style-name="ce56" table:formula="of:=[.BI8]+1" office:value-type="date" office:date-value="2010-03-23">
            <text:p>3/23/2010</text:p>
          </table:table-cell>
          <table:table-cell table:style-name="ce56" table:formula="of:=[.BJ8]+1" office:value-type="date" office:date-value="2010-03-24">
            <text:p>3/24/2010</text:p>
          </table:table-cell>
          <table:table-cell table:style-name="ce56" table:formula="of:=[.BK8]+1" office:value-type="date" office:date-value="2010-03-25">
            <text:p>3/25/2010</text:p>
          </table:table-cell>
          <table:table-cell table:style-name="ce56" table:formula="of:=[.BL8]+1" office:value-type="date" office:date-value="2010-03-26">
            <text:p>3/26/2010</text:p>
          </table:table-cell>
          <table:table-cell table:style-name="ce56" table:formula="of:=[.BM8]+1" office:value-type="date" office:date-value="2010-03-27">
            <text:p>3/27/2010</text:p>
          </table:table-cell>
          <table:table-cell table:style-name="ce56" table:formula="of:=[.BN8]+1" office:value-type="date" office:date-value="2010-03-28">
            <text:p>3/28/2010</text:p>
          </table:table-cell>
          <table:table-cell table:style-name="ce56" table:formula="of:=[.BO8]+1" office:value-type="date" office:date-value="2010-03-29">
            <text:p>3/29/2010</text:p>
          </table:table-cell>
          <table:table-cell table:style-name="ce56" table:formula="of:=[.BP8]+1" office:value-type="date" office:date-value="2010-03-30">
            <text:p>3/30/2010</text:p>
          </table:table-cell>
          <table:table-cell table:style-name="ce56" table:formula="of:=[.BQ8]+1" office:value-type="date" office:date-value="2010-03-31">
            <text:p>3/31/2010</text:p>
          </table:table-cell>
          <table:table-cell table:style-name="ce56" table:formula="of:=[.BR8]+1" office:value-type="date" office:date-value="2010-04-01">
            <text:p>4/1/2010</text:p>
          </table:table-cell>
          <table:table-cell table:style-name="ce56" table:formula="of:=[.BS8]+1" office:value-type="date" office:date-value="2010-04-02">
            <text:p>4/2/2010</text:p>
          </table:table-cell>
          <table:table-cell table:style-name="ce56" table:formula="of:=[.BT8]+1" office:value-type="date" office:date-value="2010-04-03">
            <text:p>4/3/2010</text:p>
          </table:table-cell>
          <table:table-cell table:style-name="ce56" table:formula="of:=[.BU8]+1" office:value-type="date" office:date-value="2010-04-04">
            <text:p>4/4/2010</text:p>
          </table:table-cell>
          <table:table-cell table:style-name="ce56" table:formula="of:=[.BV8]+1" office:value-type="date" office:date-value="2010-04-05">
            <text:p>4/5/2010</text:p>
          </table:table-cell>
          <table:table-cell table:style-name="ce56" table:formula="of:=[.BW8]+1" office:value-type="date" office:date-value="2010-04-06">
            <text:p>4/6/2010</text:p>
          </table:table-cell>
          <table:table-cell table:style-name="ce56" table:formula="of:=[.BX8]+1" office:value-type="date" office:date-value="2010-04-07">
            <text:p>4/7/2010</text:p>
          </table:table-cell>
          <table:table-cell table:style-name="ce56" table:formula="of:=[.BY8]+1" office:value-type="date" office:date-value="2010-04-08">
            <text:p>4/8/2010</text:p>
          </table:table-cell>
          <table:table-cell table:style-name="ce56" table:formula="of:=[.BZ8]+1" office:value-type="date" office:date-value="2010-04-09">
            <text:p>4/9/2010</text:p>
          </table:table-cell>
          <table:table-cell table:style-name="ce56" table:formula="of:=[.CA8]+1" office:value-type="date" office:date-value="2010-04-10">
            <text:p>4/10/2010</text:p>
          </table:table-cell>
          <table:table-cell table:style-name="ce56" table:formula="of:=[.CB8]+1" office:value-type="date" office:date-value="2010-04-11">
            <text:p>4/11/2010</text:p>
          </table:table-cell>
          <table:table-cell table:style-name="ce56" table:formula="of:=[.CC8]+1" office:value-type="date" office:date-value="2010-04-12">
            <text:p>4/12/2010</text:p>
          </table:table-cell>
          <table:table-cell table:style-name="ce56" table:formula="of:=[.CD8]+1" office:value-type="date" office:date-value="2010-04-13">
            <text:p>4/13/2010</text:p>
          </table:table-cell>
          <table:table-cell table:style-name="ce56" table:formula="of:=[.CE8]+1" office:value-type="date" office:date-value="2010-04-14">
            <text:p>4/14/2010</text:p>
          </table:table-cell>
          <table:table-cell table:style-name="ce56" table:formula="of:=[.CF8]+1" office:value-type="date" office:date-value="2010-04-15">
            <text:p>4/15/2010</text:p>
          </table:table-cell>
          <table:table-cell table:style-name="ce56" table:formula="of:=[.CG8]+1" office:value-type="date" office:date-value="2010-04-16">
            <text:p>4/16/2010</text:p>
          </table:table-cell>
          <table:table-cell table:style-name="ce56" table:formula="of:=[.CH8]+1" office:value-type="date" office:date-value="2010-04-17">
            <text:p>4/17/2010</text:p>
          </table:table-cell>
          <table:table-cell table:style-name="ce56" table:formula="of:=[.CI8]+1" office:value-type="date" office:date-value="2010-04-18">
            <text:p>4/18/2010</text:p>
          </table:table-cell>
          <table:table-cell table:style-name="ce56" table:formula="of:=[.CJ8]+1" office:value-type="date" office:date-value="2010-04-19">
            <text:p>4/19/2010</text:p>
          </table:table-cell>
          <table:table-cell table:style-name="ce56" table:formula="of:=[.CK8]+1" office:value-type="date" office:date-value="2010-04-20">
            <text:p>4/20/2010</text:p>
          </table:table-cell>
          <table:table-cell table:style-name="ce56" table:formula="of:=[.CL8]+1" office:value-type="date" office:date-value="2010-04-21">
            <text:p>4/21/2010</text:p>
          </table:table-cell>
          <table:table-cell table:style-name="ce56" table:formula="of:=[.CM8]+1" office:value-type="date" office:date-value="2010-04-22">
            <text:p>4/22/2010</text:p>
          </table:table-cell>
          <table:table-cell table:style-name="ce56" table:formula="of:=[.CN8]+1" office:value-type="date" office:date-value="2010-04-23">
            <text:p>4/23/2010</text:p>
          </table:table-cell>
          <table:table-cell table:style-name="ce56" table:formula="of:=[.CO8]+1" office:value-type="date" office:date-value="2010-04-24">
            <text:p>4/24/2010</text:p>
          </table:table-cell>
          <table:table-cell table:style-name="ce56" table:formula="of:=[.CP8]+1" office:value-type="date" office:date-value="2010-04-25">
            <text:p>4/25/2010</text:p>
          </table:table-cell>
          <table:table-cell table:style-name="ce56" table:formula="of:=[.CQ8]+1" office:value-type="date" office:date-value="2010-04-26">
            <text:p>4/26/2010</text:p>
          </table:table-cell>
          <table:table-cell table:style-name="ce56" table:formula="of:=[.CR8]+1" office:value-type="date" office:date-value="2010-04-27">
            <text:p>4/27/2010</text:p>
          </table:table-cell>
          <table:table-cell table:style-name="ce56" table:formula="of:=[.CS8]+1" office:value-type="date" office:date-value="2010-04-28">
            <text:p>4/28/2010</text:p>
          </table:table-cell>
          <table:table-cell table:style-name="ce56" table:formula="of:=[.CT8]+1" office:value-type="date" office:date-value="2010-04-29">
            <text:p>4/29/2010</text:p>
          </table:table-cell>
          <table:table-cell table:style-name="ce56" table:formula="of:=[.CU8]+1" office:value-type="date" office:date-value="2010-04-30">
            <text:p>4/30/2010</text:p>
          </table:table-cell>
          <table:table-cell table:style-name="ce56" table:formula="of:=[.CV8]+1" office:value-type="date" office:date-value="2010-05-01">
            <text:p>5/1/2010</text:p>
          </table:table-cell>
          <table:table-cell table:style-name="ce56" table:formula="of:=[.CW8]+1" office:value-type="date" office:date-value="2010-05-02">
            <text:p>5/2/2010</text:p>
          </table:table-cell>
          <table:table-cell table:style-name="ce56" table:formula="of:=[.CX8]+1" office:value-type="date" office:date-value="2010-05-03">
            <text:p>5/3/2010</text:p>
          </table:table-cell>
          <table:table-cell table:style-name="ce56" table:formula="of:=[.CY8]+1" office:value-type="date" office:date-value="2010-05-04">
            <text:p>5/4/2010</text:p>
          </table:table-cell>
          <table:table-cell table:style-name="ce56" table:formula="of:=[.CZ8]+1" office:value-type="date" office:date-value="2010-05-05">
            <text:p>5/5/2010</text:p>
          </table:table-cell>
          <table:table-cell table:style-name="ce56" table:formula="of:=[.DA8]+1" office:value-type="date" office:date-value="2010-05-06">
            <text:p>5/6/2010</text:p>
          </table:table-cell>
          <table:table-cell table:style-name="ce56" table:formula="of:=[.DB8]+1" office:value-type="date" office:date-value="2010-05-07">
            <text:p>5/7/2010</text:p>
          </table:table-cell>
          <table:table-cell table:style-name="ce56" table:formula="of:=[.DC8]+1" office:value-type="date" office:date-value="2010-05-08">
            <text:p>5/8/2010</text:p>
          </table:table-cell>
          <table:table-cell table:style-name="ce56" table:formula="of:=[.DD8]+1" office:value-type="date" office:date-value="2010-05-09">
            <text:p>5/9/2010</text:p>
          </table:table-cell>
          <table:table-cell table:style-name="ce56" table:formula="of:=[.DE8]+1" office:value-type="date" office:date-value="2010-05-10">
            <text:p>5/10/2010</text:p>
          </table:table-cell>
          <table:table-cell table:style-name="ce56" table:formula="of:=[.DF8]+1" office:value-type="date" office:date-value="2010-05-11">
            <text:p>5/11/2010</text:p>
          </table:table-cell>
          <table:table-cell table:style-name="ce56" table:formula="of:=[.DG8]+1" office:value-type="date" office:date-value="2010-05-12">
            <text:p>5/12/2010</text:p>
          </table:table-cell>
          <table:table-cell table:style-name="ce56" table:formula="of:=[.DH8]+1" office:value-type="date" office:date-value="2010-05-13">
            <text:p>5/13/2010</text:p>
          </table:table-cell>
          <table:table-cell table:style-name="ce56" table:formula="of:=[.DI8]+1" office:value-type="date" office:date-value="2010-05-14">
            <text:p>5/14/2010</text:p>
          </table:table-cell>
          <table:table-cell table:style-name="ce56" table:formula="of:=[.DJ8]+1" office:value-type="date" office:date-value="2010-05-15">
            <text:p>5/15/2010</text:p>
          </table:table-cell>
          <table:table-cell table:style-name="ce56" table:formula="of:=[.DK8]+1" office:value-type="date" office:date-value="2010-05-16">
            <text:p>5/16/2010</text:p>
          </table:table-cell>
          <table:table-cell table:style-name="ce56" table:formula="of:=[.DL8]+1" office:value-type="date" office:date-value="2010-05-17">
            <text:p>5/17/2010</text:p>
          </table:table-cell>
          <table:table-cell table:style-name="ce56" table:formula="of:=[.DM8]+1" office:value-type="date" office:date-value="2010-05-18">
            <text:p>5/18/2010</text:p>
          </table:table-cell>
          <table:table-cell table:style-name="ce56" table:formula="of:=[.DN8]+1" office:value-type="date" office:date-value="2010-05-19">
            <text:p>5/19/2010</text:p>
          </table:table-cell>
          <table:table-cell table:style-name="ce56" table:formula="of:=[.DO8]+1" office:value-type="date" office:date-value="2010-05-20">
            <text:p>5/20/2010</text:p>
          </table:table-cell>
          <table:table-cell table:style-name="ce56" table:formula="of:=[.DP8]+1" office:value-type="date" office:date-value="2010-05-21">
            <text:p>5/21/2010</text:p>
          </table:table-cell>
          <table:table-cell table:style-name="ce56" table:formula="of:=[.DQ8]+1" office:value-type="date" office:date-value="2010-05-22">
            <text:p>5/22/2010</text:p>
          </table:table-cell>
          <table:table-cell table:style-name="ce56" table:formula="of:=[.DR8]+1" office:value-type="date" office:date-value="2010-05-23">
            <text:p>5/23/2010</text:p>
          </table:table-cell>
          <table:table-cell table:style-name="ce56" table:formula="of:=[.DS8]+1" office:value-type="date" office:date-value="2010-05-24">
            <text:p>5/24/2010</text:p>
          </table:table-cell>
          <table:table-cell table:style-name="ce56" table:formula="of:=[.DT8]+1" office:value-type="date" office:date-value="2010-05-25">
            <text:p>5/25/2010</text:p>
          </table:table-cell>
          <table:table-cell table:style-name="ce56" table:formula="of:=[.DU8]+1" office:value-type="date" office:date-value="2010-05-26">
            <text:p>5/26/2010</text:p>
          </table:table-cell>
          <table:table-cell table:style-name="ce56" table:formula="of:=[.DV8]+1" office:value-type="date" office:date-value="2010-05-27">
            <text:p>5/27/2010</text:p>
          </table:table-cell>
          <table:table-cell table:style-name="ce56" table:formula="of:=[.DW8]+1" office:value-type="date" office:date-value="2010-05-28">
            <text:p>5/28/2010</text:p>
          </table:table-cell>
          <table:table-cell table:style-name="ce56" table:formula="of:=[.DX8]+1" office:value-type="date" office:date-value="2010-05-29">
            <text:p>5/29/2010</text:p>
          </table:table-cell>
          <table:table-cell table:style-name="ce56" table:formula="of:=[.DY8]+1" office:value-type="date" office:date-value="2010-05-30">
            <text:p>5/30/2010</text:p>
          </table:table-cell>
          <table:table-cell table:style-name="ce56" table:formula="of:=[.DZ8]+1" office:value-type="date" office:date-value="2010-05-31">
            <text:p>5/31/2010</text:p>
          </table:table-cell>
          <table:table-cell table:style-name="ce56" table:formula="of:=[.EA8]+1" office:value-type="date" office:date-value="2010-06-01">
            <text:p>6/1/2010</text:p>
          </table:table-cell>
          <table:table-cell table:style-name="ce56" table:formula="of:=[.EB8]+1" office:value-type="date" office:date-value="2010-06-02">
            <text:p>6/2/2010</text:p>
          </table:table-cell>
          <table:table-cell table:style-name="ce56" table:formula="of:=[.EC8]+1" office:value-type="date" office:date-value="2010-06-03">
            <text:p>6/3/2010</text:p>
          </table:table-cell>
          <table:table-cell table:style-name="ce56" table:formula="of:=[.ED8]+1" office:value-type="date" office:date-value="2010-06-04">
            <text:p>6/4/2010</text:p>
          </table:table-cell>
          <table:table-cell table:style-name="ce56" table:formula="of:=[.EE8]+1" office:value-type="date" office:date-value="2010-06-05">
            <text:p>6/5/2010</text:p>
          </table:table-cell>
          <table:table-cell table:style-name="ce56" table:formula="of:=[.EF8]+1" office:value-type="date" office:date-value="2010-06-06">
            <text:p>6/6/2010</text:p>
          </table:table-cell>
          <table:table-cell table:style-name="ce56" table:formula="of:=[.EG8]+1" office:value-type="date" office:date-value="2010-06-07">
            <text:p>6/7/2010</text:p>
          </table:table-cell>
          <table:table-cell table:style-name="ce56" table:formula="of:=[.EH8]+1" office:value-type="date" office:date-value="2010-06-08">
            <text:p>6/8/2010</text:p>
          </table:table-cell>
          <table:table-cell table:style-name="ce56" table:formula="of:=[.EI8]+1" office:value-type="date" office:date-value="2010-06-09">
            <text:p>6/9/2010</text:p>
          </table:table-cell>
          <table:table-cell table:style-name="ce56" table:formula="of:=[.EJ8]+1" office:value-type="date" office:date-value="2010-06-10">
            <text:p>6/10/2010</text:p>
          </table:table-cell>
          <table:table-cell table:style-name="ce56" table:formula="of:=[.EK8]+1" office:value-type="date" office:date-value="2010-06-11">
            <text:p>6/11/2010</text:p>
          </table:table-cell>
          <table:table-cell table:style-name="ce56" table:formula="of:=[.EL8]+1" office:value-type="date" office:date-value="2010-06-12">
            <text:p>6/12/2010</text:p>
          </table:table-cell>
          <table:table-cell table:style-name="ce56" table:formula="of:=[.EM8]+1" office:value-type="date" office:date-value="2010-06-13">
            <text:p>6/13/2010</text:p>
          </table:table-cell>
          <table:table-cell table:style-name="ce56" table:formula="of:=[.EN8]+1" office:value-type="date" office:date-value="2010-06-14">
            <text:p>6/14/2010</text:p>
          </table:table-cell>
          <table:table-cell table:style-name="ce56" table:formula="of:=[.EO8]+1" office:value-type="date" office:date-value="2010-06-15">
            <text:p>6/15/2010</text:p>
          </table:table-cell>
          <table:table-cell table:style-name="ce56" table:formula="of:=[.EP8]+1" office:value-type="date" office:date-value="2010-06-16">
            <text:p>6/16/2010</text:p>
          </table:table-cell>
          <table:table-cell table:style-name="ce56" table:formula="of:=[.EQ8]+1" office:value-type="date" office:date-value="2010-06-17">
            <text:p>6/17/2010</text:p>
          </table:table-cell>
          <table:table-cell table:style-name="ce56" table:formula="of:=[.ER8]+1" office:value-type="date" office:date-value="2010-06-18">
            <text:p>6/18/2010</text:p>
          </table:table-cell>
          <table:table-cell table:style-name="ce56" table:formula="of:=[.ES8]+1" office:value-type="date" office:date-value="2010-06-19">
            <text:p>6/19/2010</text:p>
          </table:table-cell>
          <table:table-cell table:style-name="ce56" table:formula="of:=[.ET8]+1" office:value-type="date" office:date-value="2010-06-20">
            <text:p>6/20/2010</text:p>
          </table:table-cell>
          <table:table-cell table:style-name="ce56" table:formula="of:=[.EU8]+1" office:value-type="date" office:date-value="2010-06-21">
            <text:p>6/21/2010</text:p>
          </table:table-cell>
          <table:table-cell table:style-name="ce56" table:formula="of:=[.EV8]+1" office:value-type="date" office:date-value="2010-06-22">
            <text:p>6/22/2010</text:p>
          </table:table-cell>
          <table:table-cell table:style-name="ce56" table:formula="of:=[.EW8]+1" office:value-type="date" office:date-value="2010-06-23">
            <text:p>6/23/2010</text:p>
          </table:table-cell>
          <table:table-cell table:style-name="ce56" table:formula="of:=[.EX8]+1" office:value-type="date" office:date-value="2010-06-24">
            <text:p>6/24/2010</text:p>
          </table:table-cell>
          <table:table-cell table:style-name="ce56" table:formula="of:=[.EY8]+1" office:value-type="date" office:date-value="2010-06-25">
            <text:p>6/25/2010</text:p>
          </table:table-cell>
          <table:table-cell table:style-name="ce56" table:formula="of:=[.EZ8]+1" office:value-type="date" office:date-value="2010-06-26">
            <text:p>6/26/2010</text:p>
          </table:table-cell>
          <table:table-cell table:style-name="ce56" table:formula="of:=[.FA8]+1" office:value-type="date" office:date-value="2010-06-27">
            <text:p>6/27/2010</text:p>
          </table:table-cell>
          <table:table-cell table:style-name="ce56" table:formula="of:=[.FB8]+1" office:value-type="date" office:date-value="2010-06-28">
            <text:p>6/28/2010</text:p>
          </table:table-cell>
          <table:table-cell table:style-name="ce56" table:formula="of:=[.FC8]+1" office:value-type="date" office:date-value="2010-06-29">
            <text:p>6/29/2010</text:p>
          </table:table-cell>
          <table:table-cell table:style-name="ce56" table:formula="of:=[.FD8]+1" office:value-type="date" office:date-value="2010-06-30">
            <text:p>6/30/2010</text:p>
          </table:table-cell>
          <table:table-cell table:style-name="ce56" table:formula="of:=[.FE8]+1" office:value-type="date" office:date-value="2010-07-01">
            <text:p>7/1/2010</text:p>
          </table:table-cell>
          <table:table-cell table:style-name="ce56" table:formula="of:=[.FF8]+1" office:value-type="date" office:date-value="2010-07-02">
            <text:p>7/2/2010</text:p>
          </table:table-cell>
          <table:table-cell table:style-name="ce56" table:formula="of:=[.FG8]+1" office:value-type="date" office:date-value="2010-07-03">
            <text:p>7/3/2010</text:p>
          </table:table-cell>
          <table:table-cell table:style-name="ce56" table:formula="of:=[.FH8]+1" office:value-type="date" office:date-value="2010-07-04">
            <text:p>7/4/2010</text:p>
          </table:table-cell>
          <table:table-cell table:style-name="ce56" table:formula="of:=[.FI8]+1" office:value-type="date" office:date-value="2010-07-05">
            <text:p>7/5/2010</text:p>
          </table:table-cell>
          <table:table-cell table:style-name="ce56" table:formula="of:=[.FJ8]+1" office:value-type="date" office:date-value="2010-07-06">
            <text:p>7/6/2010</text:p>
          </table:table-cell>
          <table:table-cell table:style-name="ce56" table:formula="of:=[.FK8]+1" office:value-type="date" office:date-value="2010-07-07">
            <text:p>7/7/2010</text:p>
          </table:table-cell>
          <table:table-cell table:style-name="ce56" table:formula="of:=[.FL8]+1" office:value-type="date" office:date-value="2010-07-08">
            <text:p>7/8/2010</text:p>
          </table:table-cell>
          <table:table-cell table:style-name="ce56" table:formula="of:=[.FM8]+1" office:value-type="date" office:date-value="2010-07-09">
            <text:p>7/9/2010</text:p>
          </table:table-cell>
          <table:table-cell table:style-name="ce56" table:formula="of:=[.FN8]+1" office:value-type="date" office:date-value="2010-07-10">
            <text:p>7/10/2010</text:p>
          </table:table-cell>
          <table:table-cell table:style-name="ce56" table:formula="of:=[.FO8]+1" office:value-type="date" office:date-value="2010-07-11">
            <text:p>7/11/2010</text:p>
          </table:table-cell>
          <table:table-cell table:style-name="ce56" table:formula="of:=[.FP8]+1" office:value-type="date" office:date-value="2010-07-12">
            <text:p>7/12/2010</text:p>
          </table:table-cell>
          <table:table-cell table:style-name="ce56" table:formula="of:=[.FQ8]+1" office:value-type="date" office:date-value="2010-07-13">
            <text:p>7/13/2010</text:p>
          </table:table-cell>
          <table:table-cell table:style-name="ce56" table:formula="of:=[.FR8]+1" office:value-type="date" office:date-value="2010-07-14">
            <text:p>7/14/2010</text:p>
          </table:table-cell>
          <table:table-cell table:style-name="ce56" table:formula="of:=[.FS8]+1" office:value-type="date" office:date-value="2010-07-15">
            <text:p>7/15/2010</text:p>
          </table:table-cell>
          <table:table-cell table:style-name="ce56" table:formula="of:=[.FT8]+1" office:value-type="date" office:date-value="2010-07-16">
            <text:p>7/16/2010</text:p>
          </table:table-cell>
          <table:table-cell table:style-name="ce56" table:formula="of:=[.FU8]+1" office:value-type="date" office:date-value="2010-07-17">
            <text:p>7/17/2010</text:p>
          </table:table-cell>
          <table:table-cell table:style-name="ce56" table:formula="of:=[.FV8]+1" office:value-type="date" office:date-value="2010-07-18">
            <text:p>7/18/2010</text:p>
          </table:table-cell>
          <table:table-cell table:style-name="ce56" table:formula="of:=[.FW8]+1" office:value-type="date" office:date-value="2010-07-19">
            <text:p>7/19/2010</text:p>
          </table:table-cell>
          <table:table-cell table:style-name="ce56" table:formula="of:=[.FX8]+1" office:value-type="date" office:date-value="2010-07-20">
            <text:p>7/20/2010</text:p>
          </table:table-cell>
          <table:table-cell table:style-name="ce56" table:formula="of:=[.FY8]+1" office:value-type="date" office:date-value="2010-07-21">
            <text:p>7/21/2010</text:p>
          </table:table-cell>
          <table:table-cell table:style-name="ce56" table:formula="of:=[.FZ8]+1" office:value-type="date" office:date-value="2010-07-22">
            <text:p>7/22/2010</text:p>
          </table:table-cell>
          <table:table-cell table:style-name="ce56" table:formula="of:=[.GA8]+1" office:value-type="date" office:date-value="2010-07-23">
            <text:p>7/23/2010</text:p>
          </table:table-cell>
          <table:table-cell table:style-name="ce56" table:formula="of:=[.GB8]+1" office:value-type="date" office:date-value="2010-07-24">
            <text:p>7/24/2010</text:p>
          </table:table-cell>
          <table:table-cell table:style-name="ce56" table:formula="of:=[.GC8]+1" office:value-type="date" office:date-value="2010-07-25">
            <text:p>7/25/2010</text:p>
          </table:table-cell>
          <table:table-cell table:style-name="ce56" table:formula="of:=[.GD8]+1" office:value-type="date" office:date-value="2010-07-26">
            <text:p>7/26/2010</text:p>
          </table:table-cell>
          <table:table-cell table:style-name="ce56" table:formula="of:=[.GE8]+1" office:value-type="date" office:date-value="2010-07-27">
            <text:p>7/27/2010</text:p>
          </table:table-cell>
          <table:table-cell table:style-name="ce56" table:formula="of:=[.GF8]+1" office:value-type="date" office:date-value="2010-07-28">
            <text:p>7/28/2010</text:p>
          </table:table-cell>
          <table:table-cell table:style-name="ce56" table:formula="of:=[.GG8]+1" office:value-type="date" office:date-value="2010-07-29">
            <text:p>7/29/2010</text:p>
          </table:table-cell>
          <table:table-cell table:style-name="ce56" table:formula="of:=[.GH8]+1" office:value-type="date" office:date-value="2010-07-30">
            <text:p>7/30/2010</text:p>
          </table:table-cell>
          <table:table-cell table:style-name="ce56" table:formula="of:=[.GI8]+1" office:value-type="date" office:date-value="2010-07-31">
            <text:p>7/31/2010</text:p>
          </table:table-cell>
          <table:table-cell table:style-name="ce56" table:formula="of:=[.GJ8]+1" office:value-type="date" office:date-value="2010-08-01">
            <text:p>8/1/2010</text:p>
          </table:table-cell>
          <table:table-cell table:style-name="ce56" table:formula="of:=[.GK8]+1" office:value-type="date" office:date-value="2010-08-02">
            <text:p>8/2/2010</text:p>
          </table:table-cell>
          <table:table-cell table:style-name="ce56" table:formula="of:=[.GL8]+1" office:value-type="date" office:date-value="2010-08-03">
            <text:p>8/3/2010</text:p>
          </table:table-cell>
          <table:table-cell table:style-name="ce56" table:formula="of:=[.GM8]+1" office:value-type="date" office:date-value="2010-08-04">
            <text:p>8/4/2010</text:p>
          </table:table-cell>
          <table:table-cell table:style-name="ce56" table:formula="of:=[.GN8]+1" office:value-type="date" office:date-value="2010-08-05">
            <text:p>8/5/2010</text:p>
          </table:table-cell>
          <table:table-cell table:style-name="ce56" table:formula="of:=[.GO8]+1" office:value-type="date" office:date-value="2010-08-06">
            <text:p>8/6/2010</text:p>
          </table:table-cell>
          <table:table-cell table:style-name="ce56" table:formula="of:=[.GP8]+1" office:value-type="date" office:date-value="2010-08-07">
            <text:p>8/7/2010</text:p>
          </table:table-cell>
          <table:table-cell table:style-name="ce56" table:formula="of:=[.GQ8]+1" office:value-type="date" office:date-value="2010-08-08">
            <text:p>8/8/2010</text:p>
          </table:table-cell>
          <table:table-cell table:style-name="ce56" table:formula="of:=[.GR8]+1" office:value-type="date" office:date-value="2010-08-09">
            <text:p>8/9/2010</text:p>
          </table:table-cell>
          <table:table-cell table:style-name="ce56" table:formula="of:=[.GS8]+1" office:value-type="date" office:date-value="2010-08-10">
            <text:p>8/10/2010</text:p>
          </table:table-cell>
          <table:table-cell table:style-name="ce56" table:formula="of:=[.GT8]+1" office:value-type="date" office:date-value="2010-08-11">
            <text:p>8/11/2010</text:p>
          </table:table-cell>
          <table:table-cell table:style-name="ce56" table:formula="of:=[.GU8]+1" office:value-type="date" office:date-value="2010-08-12">
            <text:p>8/12/2010</text:p>
          </table:table-cell>
          <table:table-cell table:style-name="ce56" table:formula="of:=[.GV8]+1" office:value-type="date" office:date-value="2010-08-13">
            <text:p>8/13/2010</text:p>
          </table:table-cell>
          <table:table-cell table:style-name="ce56" table:formula="of:=[.GW8]+1" office:value-type="date" office:date-value="2010-08-14">
            <text:p>8/14/2010</text:p>
          </table:table-cell>
          <table:table-cell table:style-name="ce56" table:formula="of:=[.GX8]+1" office:value-type="date" office:date-value="2010-08-15">
            <text:p>8/15/2010</text:p>
          </table:table-cell>
          <table:table-cell table:style-name="ce56" table:formula="of:=[.GY8]+1" office:value-type="date" office:date-value="2010-08-16">
            <text:p>8/16/2010</text:p>
          </table:table-cell>
          <table:table-cell table:style-name="ce56" table:formula="of:=[.GZ8]+1" office:value-type="date" office:date-value="2010-08-17">
            <text:p>8/17/2010</text:p>
          </table:table-cell>
          <table:table-cell table:style-name="ce56" table:formula="of:=[.HA8]+1" office:value-type="date" office:date-value="2010-08-18">
            <text:p>8/18/2010</text:p>
          </table:table-cell>
          <table:table-cell table:style-name="ce56" table:formula="of:=[.HB8]+1" office:value-type="date" office:date-value="2010-08-19">
            <text:p>8/19/2010</text:p>
          </table:table-cell>
          <table:table-cell table:style-name="ce56" table:formula="of:=[.HC8]+1" office:value-type="date" office:date-value="2010-08-20">
            <text:p>8/20/2010</text:p>
          </table:table-cell>
          <table:table-cell table:style-name="ce56" table:formula="of:=[.HD8]+1" office:value-type="date" office:date-value="2010-08-21">
            <text:p>8/21/2010</text:p>
          </table:table-cell>
          <table:table-cell table:style-name="ce56" table:formula="of:=[.HE8]+1" office:value-type="date" office:date-value="2010-08-22">
            <text:p>8/22/2010</text:p>
          </table:table-cell>
          <table:table-cell table:style-name="ce56" table:formula="of:=[.HF8]+1" office:value-type="date" office:date-value="2010-08-23">
            <text:p>8/23/2010</text:p>
          </table:table-cell>
          <table:table-cell table:style-name="ce56" table:formula="of:=[.HG8]+1" office:value-type="date" office:date-value="2010-08-24">
            <text:p>8/24/2010</text:p>
          </table:table-cell>
          <table:table-cell table:style-name="ce56" table:formula="of:=[.HH8]+1" office:value-type="date" office:date-value="2010-08-25">
            <text:p>8/25/2010</text:p>
          </table:table-cell>
          <table:table-cell table:style-name="ce56" table:formula="of:=[.HI8]+1" office:value-type="date" office:date-value="2010-08-26">
            <text:p>8/26/2010</text:p>
          </table:table-cell>
          <table:table-cell table:style-name="ce56" table:formula="of:=[.HJ8]+1" office:value-type="date" office:date-value="2010-08-27">
            <text:p>8/27/2010</text:p>
          </table:table-cell>
          <table:table-cell table:style-name="ce56" table:formula="of:=[.HK8]+1" office:value-type="date" office:date-value="2010-08-28">
            <text:p>8/28/2010</text:p>
          </table:table-cell>
          <table:table-cell table:style-name="ce56" table:formula="of:=[.HL8]+1" office:value-type="date" office:date-value="2010-08-29">
            <text:p>8/29/2010</text:p>
          </table:table-cell>
          <table:table-cell table:style-name="ce56" table:formula="of:=[.HM8]+1" office:value-type="date" office:date-value="2010-08-30">
            <text:p>8/30/2010</text:p>
          </table:table-cell>
          <table:table-cell table:style-name="ce56" table:formula="of:=[.HN8]+1" office:value-type="date" office:date-value="2010-08-31">
            <text:p>8/31/2010</text:p>
          </table:table-cell>
          <table:table-cell table:style-name="ce56" table:formula="of:=[.HO8]+1" office:value-type="date" office:date-value="2010-09-01">
            <text:p>9/1/2010</text:p>
          </table:table-cell>
          <table:table-cell table:style-name="ce56" table:formula="of:=[.HP8]+1" office:value-type="date" office:date-value="2010-09-02">
            <text:p>9/2/2010</text:p>
          </table:table-cell>
          <table:table-cell table:style-name="ce56" table:formula="of:=[.HQ8]+1" office:value-type="date" office:date-value="2010-09-03">
            <text:p>9/3/2010</text:p>
          </table:table-cell>
          <table:table-cell table:style-name="ce56" table:formula="of:=[.HR8]+1" office:value-type="date" office:date-value="2010-09-04">
            <text:p>9/4/2010</text:p>
          </table:table-cell>
          <table:table-cell table:style-name="ce56" table:formula="of:=[.HS8]+1" office:value-type="date" office:date-value="2010-09-05">
            <text:p>9/5/2010</text:p>
          </table:table-cell>
          <table:table-cell table:style-name="ce56" table:formula="of:=[.HT8]+1" office:value-type="date" office:date-value="2010-09-06">
            <text:p>9/6/2010</text:p>
          </table:table-cell>
          <table:table-cell table:style-name="ce56" table:formula="of:=[.HU8]+1" office:value-type="date" office:date-value="2010-09-07">
            <text:p>9/7/2010</text:p>
          </table:table-cell>
          <table:table-cell table:style-name="ce56" table:formula="of:=[.HV8]+1" office:value-type="date" office:date-value="2010-09-08">
            <text:p>9/8/2010</text:p>
          </table:table-cell>
          <table:table-cell table:style-name="ce56" table:formula="of:=[.HW8]+1" office:value-type="date" office:date-value="2010-09-09">
            <text:p>9/9/2010</text:p>
          </table:table-cell>
          <table:table-cell table:style-name="ce56" table:formula="of:=[.HX8]+1" office:value-type="date" office:date-value="2010-09-10">
            <text:p>9/10/2010</text:p>
          </table:table-cell>
          <table:table-cell table:style-name="ce56" table:formula="of:=[.HY8]+1" office:value-type="date" office:date-value="2010-09-11">
            <text:p>9/11/2010</text:p>
          </table:table-cell>
          <table:table-cell table:style-name="ce56" table:formula="of:=[.HZ8]+1" office:value-type="date" office:date-value="2010-09-12">
            <text:p>9/12/2010</text:p>
          </table:table-cell>
          <table:table-cell table:style-name="ce56" table:formula="of:=[.IA8]+1" office:value-type="date" office:date-value="2010-09-13">
            <text:p>9/13/2010</text:p>
          </table:table-cell>
          <table:table-cell table:style-name="ce56" table:formula="of:=[.IB8]+1" office:value-type="date" office:date-value="2010-09-14">
            <text:p>9/14/2010</text:p>
          </table:table-cell>
          <table:table-cell table:style-name="ce56" table:formula="of:=[.IC8]+1" office:value-type="date" office:date-value="2010-09-15">
            <text:p>9/15/2010</text:p>
          </table:table-cell>
          <table:table-cell table:style-name="ce56" table:formula="of:=[.ID8]+1" office:value-type="date" office:date-value="2010-09-16">
            <text:p>9/16/2010</text:p>
          </table:table-cell>
          <table:table-cell table:style-name="ce56" table:formula="of:=[.IE8]+1" office:value-type="date" office:date-value="2010-09-17">
            <text:p>9/17/2010</text:p>
          </table:table-cell>
          <table:table-cell table:style-name="ce56" table:formula="of:=[.IF8]+1" office:value-type="date" office:date-value="2010-09-18">
            <text:p>9/18/2010</text:p>
          </table:table-cell>
          <table:table-cell table:style-name="ce56" table:formula="of:=[.IG8]+1" office:value-type="date" office:date-value="2010-09-19">
            <text:p>9/19/2010</text:p>
          </table:table-cell>
          <table:table-cell table:style-name="ce56" table:formula="of:=[.IH8]+1" office:value-type="date" office:date-value="2010-09-20">
            <text:p>9/20/2010</text:p>
          </table:table-cell>
          <table:table-cell table:style-name="ce56" table:formula="of:=[.II8]+1" office:value-type="date" office:date-value="2010-09-21">
            <text:p>9/21/2010</text:p>
          </table:table-cell>
          <table:table-cell table:style-name="ce56" table:formula="of:=[.IJ8]+1" office:value-type="date" office:date-value="2010-09-22">
            <text:p>9/22/2010</text:p>
          </table:table-cell>
          <table:table-cell table:style-name="ce56" table:formula="of:=[.IK8]+1" office:value-type="date" office:date-value="2010-09-23">
            <text:p>9/23/2010</text:p>
          </table:table-cell>
          <table:table-cell table:style-name="ce56" table:formula="of:=[.IL8]+1" office:value-type="date" office:date-value="2010-09-24">
            <text:p>9/24/2010</text:p>
          </table:table-cell>
          <table:table-cell table:style-name="ce56" table:formula="of:=[.IM8]+1" office:value-type="date" office:date-value="2010-09-25">
            <text:p>9/25/2010</text:p>
          </table:table-cell>
          <table:table-cell table:style-name="ce56" table:formula="of:=[.IN8]+1" office:value-type="date" office:date-value="2010-09-26">
            <text:p>9/26/2010</text:p>
          </table:table-cell>
          <table:table-cell table:number-columns-repeated="7"/>
        </table:table-row>
        <table:table-row table:style-name="ro4">
          <table:table-cell table:style-name="ce5" office:value-type="string">
            <office:annotation draw:style-name="gr3" draw:text-style-name="P3" svg:width="1.485in" svg:height="1.026in" svg:x="0.6157in" svg:y="1.8213in" draw:caption-point-x="-0.2803in" draw:caption-point-y="-0.2291in">
              <dc:creator>JWW</dc:creator>
              <dc:date>2009-03-02T00:00:00</dc:date>
              <text:p text:style-name="P3"><text:span text:style-name="T3">Work Breakdown Structure</text:span></text:p>
              <text:p text:style-name="P3"><text:span text:style-name="T2">Enter the Task# and Subtask#</text:span></text:p>
              <text:p text:style-name="P3"><text:span text:style-name="T2">2</text:span></text:p>
              <text:p text:style-name="P3"><text:span text:style-name="T2">2.1</text:span></text:p>
              <text:p text:style-name="P3"><text:span text:style-name="T2">2.2</text:span></text:p>
              <text:p text:style-name="P3"><text:span text:style-name="T2">etc.</text:span></text:p>
            </office:annotation>
            <text:p>WBS</text:p>
          </table:table-cell>
          <table:table-cell table:style-name="ce12" office:value-type="string">
            <text:p>Tasks</text:p>
          </table:table-cell>
          <table:table-cell table:style-name="ce19" office:value-type="string">
            <text:p>Task Lead</text:p>
          </table:table-cell>
          <table:table-cell table:style-name="ce23" office:value-type="string">
            <office:annotation draw:style-name="gr3" draw:text-style-name="P3" svg:width="2.1331in" svg:height="1.0346in" svg:x="3.1461in" svg:y="2.272in" draw:caption-point-x="-0.4429in" draw:caption-point-y="-0.6799in">
              <dc:creator>JWW</dc:creator>
              <dc:date>2009-03-02T00:00:00</dc:date>
              <text:p text:style-name="P3"><text:span text:style-name="T3">Start Date</text:span></text:p>
              <text:p text:style-name="P3"><text:span text:style-name="T2">Enter the starting date for this task. To associate the start date with the end of another task, enter a formula in the start date that refers to the end date of that task.</text:span></text:p>
            </office:annotation>
            <text:p>Start</text:p>
          </table:table-cell>
          <table:table-cell table:style-name="ce23" office:value-type="string">
            <office:annotation draw:style-name="gr3" draw:text-style-name="P3" svg:width="2.7996in" svg:height="1.0437in" svg:x="3.6394in" svg:y="2.272in" draw:caption-point-x="-0.3661in" draw:caption-point-y="-0.6799in">
              <dc:creator>JWW</dc:creator>
              <dc:date>2009-03-02T00:00:00</dc:date>
              <text:p text:style-name="P3"><text:span text:style-name="T3">End Date</text:span></text:p>
              <text:p text:style-name="P3"><text:span text:style-name="T2">The ending date is calculated by adding the Duration (calendar days) to the Start date minus 1 day, because the task duration is from the </text:span><text:span text:style-name="T3">beginning</text:span><text:span text:style-name="T2"> of the </text:span><text:span text:style-name="T3">Start</text:span><text:span text:style-name="T2"> day to the </text:span><text:span text:style-name="T3">end</text:span><text:span text:style-name="T2"> of the </text:span><text:span text:style-name="T3">End</text:span><text:span text:style-name="T2"> day.</text:span></text:p>
              <text:p text:style-name="P3"><text:span text:style-name="T2"/></text:p>
            </office:annotation>
            <text:p>End</text:p>
          </table:table-cell>
          <table:table-cell table:style-name="ce33" office:value-type="string">
            <office:annotation draw:style-name="gr3" draw:text-style-name="P3" svg:width="2.9811in" svg:height="1.5094in" svg:x="3.8909in" svg:y="2.272in" draw:caption-point-x="-0.2559in" draw:caption-point-y="-0.6799in">
              <dc:creator>JWW</dc:creator>
              <dc:date>2009-03-02T00:00:00</dc:date>
              <text:p text:style-name="P3"><text:span text:style-name="T3">Duration (Calendar Days)</text:span></text:p>
              <text:p text:style-name="P3"><text:span text:style-name="T2">Enter the number of calendar days for the given task. Refer to the Working Days column or use a calendar to determine the corresponding working days.</text:span></text:p>
              <text:p text:style-name="P3"><text:span text:style-name="T2"/></text:p>
              <text:p text:style-name="P3"><text:span text:style-name="T2">For the main tasks, you can calculate the duration by finding the maximum End date of the sub tasks and subtracting the earliest start date. For example:</text:span></text:p>
              <text:p text:style-name="P3"><text:span text:style-name="T2">F11=MAX(E12:E15)-D11</text:span></text:p>
            </office:annotation>
            <text:p>Duration (Days)</text:p>
          </table:table-cell>
          <table:table-cell table:style-name="ce36" office:value-type="string">
            <office:annotation draw:style-name="gr3" draw:text-style-name="P3" svg:width="3.3106in" svg:height="1.4067in" svg:x="4.4394in" svg:y="2.0315in" draw:caption-point-x="-0.3547in" draw:caption-point-y="-0.4394in">
              <dc:creator>JWW</dc:creator>
              <dc:date>2009-03-02T00:00:00</dc:date>
              <text:p text:style-name="P3"><text:span text:style-name="T3">Percent Complete</text:span></text:p>
              <text:p text:style-name="P3"><text:span text:style-name="T2">Update the status of this task by entering the percent complete (between 0% and 100%).</text:span></text:p>
              <text:p text:style-name="P3"><text:span text:style-name="T2"/></text:p>
              <text:p text:style-name="P3"><text:span text:style-name="T2">For the main tasks, you can use a weighted average of the sub tasks by adding the formula:</text:span></text:p>
              <text:p text:style-name="P3"><text:span text:style-name="T2">G11=SUMPRODUCT(F12:F15,G12:G15)/SUM(F12:F15)</text:span></text:p>
              <text:p text:style-name="P3"><text:span text:style-name="T2">Note: If you insert rows, make sure that the calculation is updated correctly.</text:span></text:p>
            </office:annotation>
            <text:p>% Complete</text:p>
          </table:table-cell>
          <table:table-cell table:style-name="ce33" office:value-type="string">
            <office:annotation draw:style-name="gr3" draw:text-style-name="P3" svg:width="3.3854in" svg:height="1.1756in" svg:x="4.5488in" svg:y="2.272in" draw:caption-point-x="-0.1902in" draw:caption-point-y="-0.6799in">
              <dc:creator>JWW</dc:creator>
              <dc:date>2009-03-02T00:00:00</dc:date>
              <text:p text:style-name="P3"><text:span text:style-name="T3">Working Days</text:span></text:p>
              <text:p text:style-name="P3"><text:span text:style-name="T2">Counts only Mon-Fri, using the NETWORKDAYS() formula. When planning work based upon the number of working days, adjust the Duration until the desired # of working days is reached.</text:span></text:p>
              <text:p text:style-name="P3"><text:span text:style-name="T5">Note: </text:span><text:span text:style-name="T2">If the start date is later changed, the number of working days may also change.</text:span></text:p>
            </office:annotation>
            <text:p>Working Days</text:p>
          </table:table-cell>
          <table:table-cell table:style-name="ce36" office:value-type="string">
            <office:annotation draw:style-name="gr3" draw:text-style-name="P3" svg:width="2.6331in" svg:height="0.8685in" svg:x="4.9654in" svg:y="2.272in" draw:caption-point-x="-0.3327in" draw:caption-point-y="-0.6799in">
              <dc:creator>JWW</dc:creator>
              <dc:date>2009-03-02T00:00:00</dc:date>
              <text:p text:style-name="P3"><text:span text:style-name="T3">Calendar Days Complete</text:span></text:p>
              <text:p text:style-name="P3"><text:span text:style-name="T2">This column is calculated by multiplying the Duration by the %Complete and rounding down to the nearest integer.</text:span></text:p>
            </office:annotation>
            <text:p>Days Complete</text:p>
          </table:table-cell>
          <table:table-cell table:style-name="ce36" office:value-type="string">
            <office:annotation draw:style-name="gr3" draw:text-style-name="P3" svg:width="2.5146in" svg:height="0.9429in" svg:x="4.8563in" svg:y="2.272in" draw:caption-point-x="0.0504in" draw:caption-point-y="-0.6799in">
              <dc:creator>JWW</dc:creator>
              <dc:date>2009-03-02T00:00:00</dc:date>
              <text:p text:style-name="P3"><text:span text:style-name="T3">Calendar Days Remaining</text:span></text:p>
              <text:p text:style-name="P3"><text:span text:style-name="T2">This column is calculated by subtracted the Days Complete from the Duration.</text:span></text:p>
            </office:annotation>
            <text:p>Days Remaining</text:p>
          </table:table-cell>
          <table:table-cell table:style-name="ce49"/>
          <table:table-cell table:style-name="ce53" table:formula="of:=[.L8]" office:value-type="date" office:date-value="2010-02-01" table:number-columns-spanned="7" table:number-rows-spanned="1">
            <text:p>01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S8]" office:value-type="date" office:date-value="2010-02-08" table:number-columns-spanned="7" table:number-rows-spanned="1">
            <text:p>08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Z8]" office:value-type="date" office:date-value="2010-02-15" table:number-columns-spanned="7" table:number-rows-spanned="1">
            <text:p>15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G8]" office:value-type="date" office:date-value="2010-02-22" table:number-columns-spanned="7" table:number-rows-spanned="1">
            <text:p>22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N8]" office:value-type="date" office:date-value="2010-03-01" table:number-columns-spanned="7" table:number-rows-spanned="1">
            <text:p>01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U8]" office:value-type="date" office:date-value="2010-03-08" table:number-columns-spanned="7" table:number-rows-spanned="1">
            <text:p>08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B8]" office:value-type="date" office:date-value="2010-03-15" table:number-columns-spanned="7" table:number-rows-spanned="1">
            <text:p>15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I8]" office:value-type="date" office:date-value="2010-03-22" table:number-columns-spanned="7" table:number-rows-spanned="1">
            <text:p>22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P8]" office:value-type="date" office:date-value="2010-03-29" table:number-columns-spanned="7" table:number-rows-spanned="1">
            <text:p>29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W8]" office:value-type="date" office:date-value="2010-04-05" table:number-columns-spanned="7" table:number-rows-spanned="1">
            <text:p>05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D8]" office:value-type="date" office:date-value="2010-04-12" table:number-columns-spanned="7" table:number-rows-spanned="1">
            <text:p>12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K8]" office:value-type="date" office:date-value="2010-04-19" table:number-columns-spanned="7" table:number-rows-spanned="1">
            <text:p>19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R8]" office:value-type="date" office:date-value="2010-04-26" table:number-columns-spanned="7" table:number-rows-spanned="1">
            <text:p>26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Y8]" office:value-type="date" office:date-value="2010-05-03" table:number-columns-spanned="7" table:number-rows-spanned="1">
            <text:p>03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F8]" office:value-type="date" office:date-value="2010-05-10" table:number-columns-spanned="7" table:number-rows-spanned="1">
            <text:p>10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M8]" office:value-type="date" office:date-value="2010-05-17" table:number-columns-spanned="7" table:number-rows-spanned="1">
            <text:p>17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T8]" office:value-type="date" office:date-value="2010-05-24" table:number-columns-spanned="7" table:number-rows-spanned="1">
            <text:p>24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A8]" office:value-type="date" office:date-value="2010-05-31" table:number-columns-spanned="7" table:number-rows-spanned="1">
            <text:p>31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H8]" office:value-type="date" office:date-value="2010-06-07" table:number-columns-spanned="7" table:number-rows-spanned="1">
            <text:p>07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O8]" office:value-type="date" office:date-value="2010-06-14" table:number-columns-spanned="7" table:number-rows-spanned="1">
            <text:p>14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V8]" office:value-type="date" office:date-value="2010-06-21" table:number-columns-spanned="7" table:number-rows-spanned="1">
            <text:p>21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C8]" office:value-type="date" office:date-value="2010-06-28" table:number-columns-spanned="7" table:number-rows-spanned="1">
            <text:p>28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J8]" office:value-type="date" office:date-value="2010-07-05" table:number-columns-spanned="7" table:number-rows-spanned="1">
            <text:p>05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Q8]" office:value-type="date" office:date-value="2010-07-12" table:number-columns-spanned="7" table:number-rows-spanned="1">
            <text:p>12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X8]" office:value-type="date" office:date-value="2010-07-19" table:number-columns-spanned="7" table:number-rows-spanned="1">
            <text:p>19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E8]" office:value-type="date" office:date-value="2010-07-26" table:number-columns-spanned="7" table:number-rows-spanned="1">
            <text:p>26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L8]" office:value-type="date" office:date-value="2010-08-02" table:number-columns-spanned="7" table:number-rows-spanned="1">
            <text:p>02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S8]" office:value-type="date" office:date-value="2010-08-09" table:number-columns-spanned="7" table:number-rows-spanned="1">
            <text:p>09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Z8]" office:value-type="date" office:date-value="2010-08-16" table:number-columns-spanned="7" table:number-rows-spanned="1">
            <text:p>16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G8]" office:value-type="date" office:date-value="2010-08-23" table:number-columns-spanned="7" table:number-rows-spanned="1">
            <text:p>23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N8]" office:value-type="date" office:date-value="2010-08-30" table:number-columns-spanned="7" table:number-rows-spanned="1">
            <text:p>30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U8]" office:value-type="date" office:date-value="2010-09-06" table:number-columns-spanned="7" table:number-rows-spanned="1">
            <text:p>06 - Sep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IB8]" office:value-type="date" office:date-value="2010-09-13" table:number-columns-spanned="7" table:number-rows-spanned="1">
            <text:p>13 - Sep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II8]" office:value-type="date" office:date-value="2010-09-20" table:number-columns-spanned="7" table:number-rows-spanned="1">
            <text:p>20 - Sep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9" table:number-columns-repeated="7"/>
        </table:table-row>
        <table:table-row table:style-name="ro2">
          <table:table-cell table:style-name="ce6"/>
          <table:table-cell table:style-name="ce9" table:number-columns-repeated="3"/>
          <table:table-cell table:style-name="ce29" table:number-columns-repeated="2"/>
          <table:table-cell table:style-name="ce9"/>
          <table:table-cell table:style-name="ce29"/>
          <table:table-cell table:style-name="ce9" table:number-columns-repeated="248"/>
        </table:table-row>
        <table:table-row table:style-name="ro2">
          <table:table-cell table:style-name="ce7" office:value-type="string">
            <text:p>1</text:p>
          </table:table-cell>
          <table:table-cell table:style-name="ce13" office:value-type="string">
            <text:p>Leader</text:p>
          </table:table-cell>
          <table:table-cell table:style-name="ce20" office:value-type="string">
            <text:p>Christopher</text:p>
          </table:table-cell>
          <table:table-cell table:style-name="ce24" office:value-type="date" office:date-value="2010-01-31">
            <text:p>1/31/10</text:p>
          </table:table-cell>
          <table:table-cell table:style-name="ce30" table:formula="of:=[.D11]+[.F11]" office:value-type="date" office:date-value="2010-05-04">
            <text:p>5/04/10</text:p>
          </table:table-cell>
          <table:table-cell table:style-name="ce34" office:value-type="float" office:value="93">
            <text:p>93</text:p>
          </table:table-cell>
          <table:table-cell table:style-name="ce37" table:formula="of:=SUMPRODUCT([.F12:.F15];[.G12:.G15])/SUM([.F12:.F15])" office:value-type="percentage" office:value="0.7905">
            <text:p>79%</text:p>
          </table:table-cell>
          <table:table-cell table:style-name="ce40" table:formula="of:=NETWORKDAYS([.D11];[.E11])" office:value-type="float" office:value="67">
            <text:p>67</text:p>
          </table:table-cell>
          <table:table-cell table:style-name="ce42" table:formula="of:=ROUNDDOWN([.G11]*[.F11];0)" office:value-type="float" office:value="73">
            <text:p>73</text:p>
          </table:table-cell>
          <table:table-cell table:style-name="ce40" table:formula="of:=[.F11]-[.I11]" office:value-type="float" office:value="20">
            <text:p>20</text:p>
          </table:table-cell>
          <table:table-cell table:style-name="ce50"/>
          <table:table-cell table:style-name="ce54" table:number-columns-repeated="238"/>
          <table:table-cell table:style-name="ce9" table:number-columns-repeated="7"/>
        </table:table-row>
        <table:table-row table:style-name="ro5">
          <table:table-cell table:style-name="ce8" office:value-type="string">
            <text:p>1.1</text:p>
          </table:table-cell>
          <table:table-cell table:style-name="ce14" office:value-type="string">
            <text:p>Database Access Layer</text:p>
          </table:table-cell>
          <table:table-cell table:style-name="ce21"/>
          <table:table-cell table:style-name="ce25" office:value-type="date" office:date-value="2010-01-31">
            <text:p>1/31/10</text:p>
          </table:table-cell>
          <table:table-cell table:style-name="ce31" table:formula="of:=[.D12]+[.F12]" office:value-type="date" office:date-value="2010-02-14">
            <text:p>2/14/10</text:p>
          </table:table-cell>
          <table:table-cell table:style-name="ce35" office:value-type="float" office:value="14">
            <text:p>14</text:p>
          </table:table-cell>
          <table:table-cell table:style-name="ce38" office:value-type="percentage" office:value="1">
            <text:p>100%</text:p>
          </table:table-cell>
          <table:table-cell table:style-name="ce41" table:formula="of:=NETWORKDAYS([.D12];[.E12])" office:value-type="float" office:value="10">
            <text:p>10</text:p>
          </table:table-cell>
          <table:table-cell table:style-name="ce43" table:formula="of:=ROUNDDOWN([.G12]*[.F12];0)" office:value-type="float" office:value="14">
            <text:p>14</text:p>
          </table:table-cell>
          <table:table-cell table:style-name="ce41" table:formula="of:=[.F12]-[.I12]" office:value-type="float" office:value="0">
            <text:p>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Sub Task</text:p>
          </table:table-cell>
          <table:table-cell table:style-name="ce21"/>
          <table:table-cell table:style-name="ce25" office:value-type="date" office:date-value="2009-01-21">
            <text:p>1/21/09</text:p>
          </table:table-cell>
          <table:table-cell table:style-name="ce31" table:formula="of:=[.D13]+[.F13]" office:value-type="date" office:date-value="2009-02-20">
            <text:p>2/20/09</text:p>
          </table:table-cell>
          <table:table-cell table:style-name="ce35" office:value-type="float" office:value="30">
            <text:p>30</text:p>
          </table:table-cell>
          <table:table-cell table:style-name="ce38" office:value-type="percentage" office:value="0.95">
            <text:p>95%</text:p>
          </table:table-cell>
          <table:table-cell table:style-name="ce41" table:formula="of:=NETWORKDAYS([.D13];[.E13])" office:value-type="float" office:value="23">
            <text:p>23</text:p>
          </table:table-cell>
          <table:table-cell table:style-name="ce43" table:formula="of:=ROUNDDOWN([.G13]*[.F13];0)" office:value-type="float" office:value="28">
            <text:p>28</text:p>
          </table:table-cell>
          <table:table-cell table:style-name="ce41" table:formula="of:=[.F13]-[.I13]" office:value-type="float" office:value="2">
            <text:p>2</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Sub Task</text:p>
          </table:table-cell>
          <table:table-cell table:style-name="ce21"/>
          <table:table-cell table:style-name="ce25" office:value-type="date" office:date-value="2009-01-22">
            <text:p>1/22/09</text:p>
          </table:table-cell>
          <table:table-cell table:style-name="ce31" table:formula="of:=[.D14]+[.F14]" office:value-type="date" office:date-value="2009-02-10">
            <text:p>2/10/09</text:p>
          </table:table-cell>
          <table:table-cell table:style-name="ce35" office:value-type="float" office:value="19">
            <text:p>19</text:p>
          </table:table-cell>
          <table:table-cell table:style-name="ce38" office:value-type="percentage" office:value="0.95">
            <text:p>95%</text:p>
          </table:table-cell>
          <table:table-cell table:style-name="ce41" table:formula="of:=NETWORKDAYS([.D14];[.E14])" office:value-type="float" office:value="14">
            <text:p>14</text:p>
          </table:table-cell>
          <table:table-cell table:style-name="ce43" table:formula="of:=ROUNDDOWN([.G14]*[.F14];0)" office:value-type="float" office:value="18">
            <text:p>18</text:p>
          </table:table-cell>
          <table:table-cell table:style-name="ce41" table:formula="of:=[.F14]-[.I14]" office:value-type="float" office:value="1">
            <text:p>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Sub Task</text:p>
          </table:table-cell>
          <table:table-cell table:style-name="ce21"/>
          <table:table-cell table:style-name="ce25" office:value-type="date" office:date-value="2009-02-10">
            <text:p>2/10/09</text:p>
          </table:table-cell>
          <table:table-cell table:style-name="ce31" table:formula="of:=[.D15]+[.F15]" office:value-type="date" office:date-value="2009-03-19">
            <text:p>3/19/09</text:p>
          </table:table-cell>
          <table:table-cell table:style-name="ce35" office:value-type="float" office:value="37">
            <text:p>37</text:p>
          </table:table-cell>
          <table:table-cell table:style-name="ce38" office:value-type="percentage" office:value="0.5">
            <text:p>50%</text:p>
          </table:table-cell>
          <table:table-cell table:style-name="ce41" table:formula="of:=NETWORKDAYS([.D15];[.E15])" office:value-type="float" office:value="28">
            <text:p>28</text:p>
          </table:table-cell>
          <table:table-cell table:style-name="ce43" table:formula="of:=ROUNDDOWN([.G15]*[.F15];0)" office:value-type="float" office:value="18">
            <text:p>18</text:p>
          </table:table-cell>
          <table:table-cell table:style-name="ce41" table:formula="of:=[.F15]-[.I15]" office:value-type="float" office:value="19">
            <text:p>19</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Member</text:p>
          </table:table-cell>
          <table:table-cell table:style-name="ce20" office:value-type="string">
            <text:p>Jeff</text:p>
          </table:table-cell>
          <table:table-cell table:style-name="ce24" office:value-type="date" office:date-value="2010-01-31">
            <text:p>1/31/10</text:p>
          </table:table-cell>
          <table:table-cell table:style-name="ce30" table:formula="of:=[.D16]+[.F16]" office:value-type="date" office:date-value="2010-05-04">
            <text:p>5/04/10</text:p>
          </table:table-cell>
          <table:table-cell table:style-name="ce34" office:value-type="float" office:value="93">
            <text:p>93</text:p>
          </table:table-cell>
          <table:table-cell table:style-name="ce37" table:formula="of:=SUMPRODUCT([.F17:.F20];[.G17:.G20])/SUM([.F17:.F20])" office:value-type="percentage" office:value="0.123469387755102">
            <text:p>12%</text:p>
          </table:table-cell>
          <table:table-cell table:style-name="ce40" table:formula="of:=NETWORKDAYS([.D16];[.E16])" office:value-type="float" office:value="67">
            <text:p>67</text:p>
          </table:table-cell>
          <table:table-cell table:style-name="ce42" table:formula="of:=ROUNDDOWN([.G16]*[.F16];0)" office:value-type="float" office:value="11">
            <text:p>11</text:p>
          </table:table-cell>
          <table:table-cell table:style-name="ce40" table:formula="of:=[.F16]-[.I16]" office:value-type="float" office:value="82">
            <text:p>82</text:p>
          </table:table-cell>
          <table:table-cell table:style-name="ce50"/>
          <table:table-cell table:style-name="ce54" table:number-columns-repeated="238"/>
          <table:table-cell table:style-name="ce9" table:number-columns-repeated="7"/>
        </table:table-row>
        <table:table-row table:style-name="ro5">
          <table:table-cell table:style-name="ce8" office:value-type="string">
            <text:p>2.1</text:p>
          </table:table-cell>
          <table:table-cell table:style-name="ce14" office:value-type="string">
            <text:p>R&amp;D documentation</text:p>
          </table:table-cell>
          <table:table-cell table:style-name="ce21"/>
          <table:table-cell table:style-name="ce25" office:value-type="date" office:date-value="2010-01-31">
            <text:p>1/31/10</text:p>
          </table:table-cell>
          <table:table-cell table:style-name="ce31" table:formula="of:=[.D17]+[.F17]" office:value-type="date" office:date-value="2010-02-14">
            <text:p>2/14/10</text:p>
          </table:table-cell>
          <table:table-cell table:style-name="ce35" office:value-type="float" office:value="14">
            <text:p>14</text:p>
          </table:table-cell>
          <table:table-cell table:style-name="ce38" office:value-type="percentage" office:value="0.5">
            <text:p>50%</text:p>
          </table:table-cell>
          <table:table-cell table:style-name="ce41" table:formula="of:=NETWORKDAYS([.D17];[.E17])" office:value-type="float" office:value="10">
            <text:p>10</text:p>
          </table:table-cell>
          <table:table-cell table:style-name="ce43" table:formula="of:=ROUNDDOWN([.G17]*[.F17];0)" office:value-type="float" office:value="7">
            <text:p>7</text:p>
          </table:table-cell>
          <table:table-cell table:style-name="ce41" table:formula="of:=[.F17]-[.I17]" office:value-type="float" office:value="7">
            <text:p>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Sub Task</text:p>
          </table:table-cell>
          <table:table-cell table:style-name="ce21"/>
          <table:table-cell table:style-name="ce25" office:value-type="date" office:date-value="2009-03-01">
            <text:p>3/01/09</text:p>
          </table:table-cell>
          <table:table-cell table:style-name="ce31" table:formula="of:=[.D18]+[.F18]" office:value-type="date" office:date-value="2009-03-18">
            <text:p>3/18/09</text:p>
          </table:table-cell>
          <table:table-cell table:style-name="ce35" office:value-type="float" office:value="17">
            <text:p>17</text:p>
          </table:table-cell>
          <table:table-cell table:style-name="ce38" office:value-type="percentage" office:value="0.3">
            <text:p>30%</text:p>
          </table:table-cell>
          <table:table-cell table:style-name="ce41" table:formula="of:=NETWORKDAYS([.D18];[.E18])" office:value-type="float" office:value="13">
            <text:p>13</text:p>
          </table:table-cell>
          <table:table-cell table:style-name="ce43" table:formula="of:=ROUNDDOWN([.G18]*[.F18];0)" office:value-type="float" office:value="5">
            <text:p>5</text:p>
          </table:table-cell>
          <table:table-cell table:style-name="ce41" table:formula="of:=[.F18]-[.I18]" office:value-type="float" office:value="12">
            <text:p>12</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Sub Task</text:p>
          </table:table-cell>
          <table:table-cell table:style-name="ce21"/>
          <table:table-cell table:style-name="ce25" office:value-type="date" office:date-value="2009-03-18">
            <text:p>3/18/09</text:p>
          </table:table-cell>
          <table:table-cell table:style-name="ce31" table:formula="of:=[.D19]+[.F19]" office:value-type="date" office:date-value="2009-04-26">
            <text:p>4/26/09</text:p>
          </table:table-cell>
          <table:table-cell table:style-name="ce35" office:value-type="float" office:value="39">
            <text:p>39</text:p>
          </table:table-cell>
          <table:table-cell table:style-name="ce38" office:value-type="percentage" office:value="0">
            <text:p>0%</text:p>
          </table:table-cell>
          <table:table-cell table:style-name="ce41" table:formula="of:=NETWORKDAYS([.D19];[.E19])" office:value-type="float" office:value="28">
            <text:p>28</text:p>
          </table:table-cell>
          <table:table-cell table:style-name="ce43" table:formula="of:=ROUNDDOWN([.G19]*[.F19];0)" office:value-type="float" office:value="0">
            <text:p>0</text:p>
          </table:table-cell>
          <table:table-cell table:style-name="ce41" table:formula="of:=[.F19]-[.I19]" office:value-type="float" office:value="39">
            <text:p>3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ub Task</text:p>
          </table:table-cell>
          <table:table-cell table:style-name="ce21"/>
          <table:table-cell table:style-name="ce25" office:value-type="date" office:date-value="2009-04-15">
            <text:p>4/15/09</text:p>
          </table:table-cell>
          <table:table-cell table:style-name="ce31" table:formula="of:=[.D20]+[.F20]" office:value-type="date" office:date-value="2009-05-13">
            <text:p>5/13/09</text:p>
          </table:table-cell>
          <table:table-cell table:style-name="ce35" office:value-type="float" office:value="28">
            <text:p>28</text:p>
          </table:table-cell>
          <table:table-cell table:style-name="ce38" office:value-type="percentage" office:value="0">
            <text:p>0%</text:p>
          </table:table-cell>
          <table:table-cell table:style-name="ce41" table:formula="of:=NETWORKDAYS([.D20];[.E20])" office:value-type="float" office:value="21">
            <text:p>21</text:p>
          </table:table-cell>
          <table:table-cell table:style-name="ce43" table:formula="of:=ROUNDDOWN([.G20]*[.F20];0)" office:value-type="float" office:value="0">
            <text:p>0</text:p>
          </table:table-cell>
          <table:table-cell table:style-name="ce41" table:formula="of:=[.F20]-[.I20]" office:value-type="float" office:value="28">
            <text:p>28</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Member</text:p>
          </table:table-cell>
          <table:table-cell table:style-name="ce20" office:value-type="string">
            <text:p>Stephan</text:p>
          </table:table-cell>
          <table:table-cell table:style-name="ce24" office:value-type="date" office:date-value="2010-01-31">
            <text:p>1/31/10</text:p>
          </table:table-cell>
          <table:table-cell table:style-name="ce30" table:formula="of:=[.D21]+[.F21]" office:value-type="date" office:date-value="2010-05-04">
            <text:p>5/04/10</text:p>
          </table:table-cell>
          <table:table-cell table:style-name="ce34" office:value-type="float" office:value="93">
            <text:p>93</text:p>
          </table:table-cell>
          <table:table-cell table:style-name="ce37" table:formula="of:=SUMPRODUCT([.F22:.F25];[.G22:.G25])/SUM([.F22:.F25])" office:value-type="percentage" office:value="0">
            <text:p>0%</text:p>
          </table:table-cell>
          <table:table-cell table:style-name="ce40" table:formula="of:=NETWORKDAYS([.D21];[.E21])" office:value-type="float" office:value="67">
            <text:p>67</text:p>
          </table:table-cell>
          <table:table-cell table:style-name="ce42" table:formula="of:=ROUNDDOWN([.G21]*[.F21];0)" office:value-type="float" office:value="0">
            <text:p>0</text:p>
          </table:table-cell>
          <table:table-cell table:style-name="ce40" table:formula="of:=[.F21]-[.I21]" office:value-type="float" office:value="93">
            <text:p>93</text:p>
          </table:table-cell>
          <table:table-cell table:style-name="ce50"/>
          <table:table-cell table:style-name="ce54" table:number-columns-repeated="238"/>
          <table:table-cell table:style-name="ce9" table:number-columns-repeated="7"/>
        </table:table-row>
        <table:table-row table:style-name="ro5">
          <table:table-cell table:style-name="ce8" office:value-type="string">
            <text:p>3.1</text:p>
          </table:table-cell>
          <table:table-cell table:style-name="ce14" office:value-type="string">
            <text:p>Database Access Layer</text:p>
          </table:table-cell>
          <table:table-cell table:style-name="ce21"/>
          <table:table-cell table:style-name="ce25" office:value-type="date" office:date-value="2010-01-31">
            <text:p>1/31/10</text:p>
          </table:table-cell>
          <table:table-cell table:style-name="ce31" table:formula="of:=[.D22]+[.F22]" office:value-type="date" office:date-value="2010-02-14">
            <text:p>2/14/10</text:p>
          </table:table-cell>
          <table:table-cell table:style-name="ce35" office:value-type="float" office:value="14">
            <text:p>14</text:p>
          </table:table-cell>
          <table:table-cell table:style-name="ce38" office:value-type="percentage" office:value="0">
            <text:p>0%</text:p>
          </table:table-cell>
          <table:table-cell table:style-name="ce41" table:formula="of:=NETWORKDAYS([.D22];[.E22])" office:value-type="float" office:value="10">
            <text:p>10</text:p>
          </table:table-cell>
          <table:table-cell table:style-name="ce43" table:formula="of:=ROUNDDOWN([.G22]*[.F22];0)" office:value-type="float" office:value="0">
            <text:p>0</text:p>
          </table:table-cell>
          <table:table-cell table:style-name="ce41" table:formula="of:=[.F22]-[.I22]" office:value-type="float" office:value="14">
            <text:p>1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Sub Task</text:p>
          </table:table-cell>
          <table:table-cell table:style-name="ce21"/>
          <table:table-cell table:style-name="ce25" office:value-type="date" office:date-value="2009-05-12">
            <text:p>5/12/09</text:p>
          </table:table-cell>
          <table:table-cell table:style-name="ce31" table:formula="of:=[.D23]+[.F23]" office:value-type="date" office:date-value="2009-05-29">
            <text:p>5/29/09</text:p>
          </table:table-cell>
          <table:table-cell table:style-name="ce35" office:value-type="float" office:value="17">
            <text:p>17</text:p>
          </table:table-cell>
          <table:table-cell table:style-name="ce38" office:value-type="percentage" office:value="0">
            <text:p>0%</text:p>
          </table:table-cell>
          <table:table-cell table:style-name="ce41" table:formula="of:=NETWORKDAYS([.D23];[.E23])" office:value-type="float" office:value="14">
            <text:p>14</text:p>
          </table:table-cell>
          <table:table-cell table:style-name="ce43" table:formula="of:=ROUNDDOWN([.G23]*[.F23];0)" office:value-type="float" office:value="0">
            <text:p>0</text:p>
          </table:table-cell>
          <table:table-cell table:style-name="ce41" table:formula="of:=[.F23]-[.I23]" office:value-type="float" office:value="17">
            <text:p>1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1"/>
          <table:table-cell table:style-name="ce25" office:value-type="date" office:date-value="2009-05-29">
            <text:p>5/29/09</text:p>
          </table:table-cell>
          <table:table-cell table:style-name="ce31" table:formula="of:=[.D24]+[.F24]" office:value-type="date" office:date-value="2009-07-05">
            <text:p>7/05/09</text:p>
          </table:table-cell>
          <table:table-cell table:style-name="ce35" office:value-type="float" office:value="37">
            <text:p>37</text:p>
          </table:table-cell>
          <table:table-cell table:style-name="ce38" office:value-type="percentage" office:value="0">
            <text:p>0%</text:p>
          </table:table-cell>
          <table:table-cell table:style-name="ce41" table:formula="of:=NETWORKDAYS([.D24];[.E24])" office:value-type="float" office:value="26">
            <text:p>26</text:p>
          </table:table-cell>
          <table:table-cell table:style-name="ce43" table:formula="of:=ROUNDDOWN([.G24]*[.F24];0)" office:value-type="float" office:value="0">
            <text:p>0</text:p>
          </table:table-cell>
          <table:table-cell table:style-name="ce41" table:formula="of:=[.F24]-[.I24]" office:value-type="float" office:value="37">
            <text:p>3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1"/>
          <table:table-cell table:style-name="ce25" office:value-type="date" office:date-value="2009-07-05">
            <text:p>7/05/09</text:p>
          </table:table-cell>
          <table:table-cell table:style-name="ce31" table:formula="of:=[.D25]+[.F25]" office:value-type="date" office:date-value="2009-08-03">
            <text:p>8/03/09</text:p>
          </table:table-cell>
          <table:table-cell table:style-name="ce35" office:value-type="float" office:value="29">
            <text:p>29</text:p>
          </table:table-cell>
          <table:table-cell table:style-name="ce38" office:value-type="percentage" office:value="0">
            <text:p>0%</text:p>
          </table:table-cell>
          <table:table-cell table:style-name="ce41" table:formula="of:=NETWORKDAYS([.D25];[.E25])" office:value-type="float" office:value="21">
            <text:p>21</text:p>
          </table:table-cell>
          <table:table-cell table:style-name="ce43" table:formula="of:=ROUNDDOWN([.G25]*[.F25];0)" office:value-type="float" office:value="0">
            <text:p>0</text:p>
          </table:table-cell>
          <table:table-cell table:style-name="ce41" table:formula="of:=[.F25]-[.I25]" office:value-type="float" office:value="29">
            <text:p>29</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Member</text:p>
          </table:table-cell>
          <table:table-cell table:style-name="ce20" office:value-type="string">
            <text:p>Pablo</text:p>
          </table:table-cell>
          <table:table-cell table:style-name="ce24" office:value-type="date" office:date-value="2010-01-31">
            <text:p>1/31/10</text:p>
          </table:table-cell>
          <table:table-cell table:style-name="ce30" table:formula="of:=[.D26]+[.F26]" office:value-type="date" office:date-value="2010-05-04">
            <text:p>5/04/10</text:p>
          </table:table-cell>
          <table:table-cell table:style-name="ce34" office:value-type="float" office:value="93">
            <text:p>93</text:p>
          </table:table-cell>
          <table:table-cell table:style-name="ce37" table:formula="of:=SUMPRODUCT([.F27:.F30];[.G27:.G30])/SUM([.F27:.F30])" office:value-type="percentage" office:value="0">
            <text:p>0%</text:p>
          </table:table-cell>
          <table:table-cell table:style-name="ce40" table:formula="of:=NETWORKDAYS([.D26];[.E26])" office:value-type="float" office:value="67">
            <text:p>67</text:p>
          </table:table-cell>
          <table:table-cell table:style-name="ce42" table:formula="of:=ROUNDDOWN([.G26]*[.F26];0)" office:value-type="float" office:value="0">
            <text:p>0</text:p>
          </table:table-cell>
          <table:table-cell table:style-name="ce40" table:formula="of:=[.F26]-[.I26]" office:value-type="float" office:value="93">
            <text:p>93</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Tip Calculator</text:p>
          </table:table-cell>
          <table:table-cell table:style-name="ce21"/>
          <table:table-cell table:style-name="ce25" office:value-type="date" office:date-value="2010-01-31">
            <text:p>1/31/10</text:p>
          </table:table-cell>
          <table:table-cell table:style-name="ce31" table:formula="of:=[.D27]+[.F27]" office:value-type="date" office:date-value="2010-02-07">
            <text:p>2/07/10</text:p>
          </table:table-cell>
          <table:table-cell table:style-name="ce35" office:value-type="float" office:value="7">
            <text:p>7</text:p>
          </table:table-cell>
          <table:table-cell table:style-name="ce38" office:value-type="percentage" office:value="0">
            <text:p>0%</text:p>
          </table:table-cell>
          <table:table-cell table:style-name="ce41" table:formula="of:=NETWORKDAYS([.D27];[.E27])" office:value-type="float" office:value="5">
            <text:p>5</text:p>
          </table:table-cell>
          <table:table-cell table:style-name="ce43" table:formula="of:=ROUNDDOWN([.G27]*[.F27];0)" office:value-type="float" office:value="0">
            <text:p>0</text:p>
          </table:table-cell>
          <table:table-cell table:style-name="ce41" table:formula="of:=[.F27]-[.I27]" office:value-type="float" office:value="7">
            <text:p>7</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3.2</text:p>
          </table:table-cell>
          <table:table-cell table:style-name="ce14" office:value-type="string">
            <text:p>Half GUI XML Complete</text:p>
          </table:table-cell>
          <table:table-cell table:style-name="ce21"/>
          <table:table-cell table:style-name="ce25" office:value-type="date" office:date-value="2010-01-31">
            <text:p>1/31/10</text:p>
          </table:table-cell>
          <table:table-cell table:style-name="ce31" table:formula="of:=[.D28]+[.F28]" office:value-type="date" office:date-value="2010-02-07">
            <text:p>2/07/10</text:p>
          </table:table-cell>
          <table:table-cell table:style-name="ce35" office:value-type="float" office:value="7">
            <text:p>7</text:p>
          </table:table-cell>
          <table:table-cell table:style-name="ce38" office:value-type="percentage" office:value="0">
            <text:p>0%</text:p>
          </table:table-cell>
          <table:table-cell table:style-name="ce41" table:formula="of:=NETWORKDAYS([.D28];[.E28])" office:value-type="float" office:value="5">
            <text:p>5</text:p>
          </table:table-cell>
          <table:table-cell table:style-name="ce43" table:formula="of:=ROUNDDOWN([.G28]*[.F28];0)" office:value-type="float" office:value="0">
            <text:p>0</text:p>
          </table:table-cell>
          <table:table-cell table:style-name="ce41" table:formula="of:=[.F28]-[.I28]" office:value-type="float" office:value="7">
            <text:p>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1"/>
          <table:table-cell table:style-name="ce25" office:value-type="date" office:date-value="2009-05-29">
            <text:p>5/29/09</text:p>
          </table:table-cell>
          <table:table-cell table:style-name="ce31" table:formula="of:=[.D29]+[.F29]" office:value-type="date" office:date-value="2009-07-05">
            <text:p>7/05/09</text:p>
          </table:table-cell>
          <table:table-cell table:style-name="ce35" office:value-type="float" office:value="37">
            <text:p>37</text:p>
          </table:table-cell>
          <table:table-cell table:style-name="ce38" office:value-type="percentage" office:value="0">
            <text:p>0%</text:p>
          </table:table-cell>
          <table:table-cell table:style-name="ce41" table:formula="of:=NETWORKDAYS([.D29];[.E29])" office:value-type="float" office:value="26">
            <text:p>26</text:p>
          </table:table-cell>
          <table:table-cell table:style-name="ce43" table:formula="of:=ROUNDDOWN([.G29]*[.F29];0)" office:value-type="float" office:value="0">
            <text:p>0</text:p>
          </table:table-cell>
          <table:table-cell table:style-name="ce41" table:formula="of:=[.F29]-[.I29]" office:value-type="float" office:value="37">
            <text:p>3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1"/>
          <table:table-cell table:style-name="ce25" office:value-type="date" office:date-value="2009-07-05">
            <text:p>7/05/09</text:p>
          </table:table-cell>
          <table:table-cell table:style-name="ce31" table:formula="of:=[.D30]+[.F30]" office:value-type="date" office:date-value="2009-08-03">
            <text:p>8/03/09</text:p>
          </table:table-cell>
          <table:table-cell table:style-name="ce35" office:value-type="float" office:value="29">
            <text:p>29</text:p>
          </table:table-cell>
          <table:table-cell table:style-name="ce38" office:value-type="percentage" office:value="0">
            <text:p>0%</text:p>
          </table:table-cell>
          <table:table-cell table:style-name="ce41" table:formula="of:=NETWORKDAYS([.D30];[.E30])" office:value-type="float" office:value="21">
            <text:p>21</text:p>
          </table:table-cell>
          <table:table-cell table:style-name="ce43" table:formula="of:=ROUNDDOWN([.G30]*[.F30];0)" office:value-type="float" office:value="0">
            <text:p>0</text:p>
          </table:table-cell>
          <table:table-cell table:style-name="ce41" table:formula="of:=[.F30]-[.I30]" office:value-type="float" office:value="29">
            <text:p>29</text:p>
          </table:table-cell>
          <table:table-cell table:style-name="ce51"/>
          <table:table-cell table:style-name="ce55" table:number-columns-repeated="238"/>
          <table:table-cell table:style-name="ce9" table:number-columns-repeated="7"/>
        </table:table-row>
        <table:table-row table:style-name="ro2">
          <table:table-cell table:style-name="ce9"/>
          <table:table-cell table:style-name="ce15"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31">01/31/2010</text:date>, <text:time>19:02:57</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3T22:28:38.65</meta:creation-date>
    <meta:keyword>business</meta:keyword>
    <meta:keyword>project management</meta:keyword>
    <meta:keyword>project</meta:keyword>
    <meta:keyword>schedule</meta:keyword>
    <meta:keyword>timeline</meta:keyword>
    <meta:keyword>spreadsheet</meta:keyword>
    <meta:keyword>template</meta:keyword>
    <meta:editing-cycles>9</meta:editing-cycles>
    <meta:editing-duration>PT00H48M54S</meta:editing-duration>
    <meta:initial-creator>Jeff Titus</meta:initial-creator>
    <dc:date>2010-01-31T19:02:57.23</dc:date>
    <dc:creator>Jeff Titus</dc:creator>
    <meta:document-statistic meta:table-count="1" meta:cell-count="484" meta:object-count="2"/>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